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24.356cm"/>
    </style:style>
    <style:style style:name="co4" style:family="table-column">
      <style:table-column-properties fo:break-before="auto" style:column-width="7.30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Hoj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2"/>
          <table:table-cell table:style-name="ce1" office:value-type="string">
            <text:p>León Vásquez Iván Andrés</text:p>
          </table:table-cell>
          <table:table-cell/>
        </table:table-row>
        <table:table-row table:style-name="ro1">
          <table:table-cell table:style-name="ce1" office:value-type="string">
            <text:p>PROYECTO</text:p>
          </table:table-cell>
          <table:table-cell table:style-name="ce2"/>
          <table:table-cell table:style-name="ce1" office:value-type="string">
            <text:p>Simil lpcxpresso 1769 con buzzer, conector LCD y entrada midi.</text:p>
          </table:table-cell>
          <table:table-cell/>
        </table:table-row>
        <table:table-row table:style-name="ro1">
          <table:table-cell table:style-name="ce1" office:value-type="string">
            <text:p>REPO</text:p>
          </table:table-cell>
          <table:table-cell table:style-name="ce2"/>
          <table:table-cell table:style-name="ce1" office:value-type="string">
            <text:p><text:a xlink:href="https://github.com/ianleon89/ModularDrummerv01.git">https://github.com/ianleon89/ModularDrummerv01.git</text:a></text:p>
          </table:table-cell>
          <table:table-cell/>
        </table:table-row>
        <table:table-row table:style-name="ro2">
          <table:table-cell table:style-name="ce1" office:value-type="string">
            <text:p>CORRECCION PRELIMINAR</text:p>
          </table:table-cell>
          <table:table-cell table:style-name="ce2"/>
          <table:table-cell table:style-name="ce3"/>
          <table:table-cell/>
        </table:table-row>
        <table:table-row table:style-name="ro3">
          <table:table-cell table:style-name="ce1" office:value-type="string">
            <text:p>Esquematico</text:p>
          </table:table-cell>
          <table:table-cell office:value-type="string">
            <text:p>Bibliotecas</text:p>
          </table:table-cell>
          <table:table-cell office:value-type="string">
            <text:p>Al abrir el esquemátiquico pide varias bibliotecas que no estan en mi sistema. Quitarlas porque de todas formas están en el cache.lib. Probar abrir el diseño en otra PC.</text:p>
          </table:table-cell>
          <table:table-cell/>
        </table:table-row>
        <table:table-row table:style-name="ro1">
          <table:table-cell/>
          <table:table-cell office:value-type="string">
            <text:p>Rótul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office:value-type="string">
            <text:p>Jerarquía</text:p>
          </table:table-cell>
          <table:table-cell table:style-name="ce5" office:value-type="string">
            <text:p>Tanto el circuito de alimentación como el conector MIDI podrían ir en la hoja principal ya que son circuitos muy simples. Esto se cambia fácil con "guardar bloque" y luego ícono de pegar.</text:p>
          </table:table-cell>
          <table:table-cell/>
        </table:table-row>
        <table:table-row table:style-name="ro3">
          <table:table-cell/>
          <table:table-cell office:value-type="string">
            <text:p>Campos KiCost</text:p>
          </table:table-cell>
          <table:table-cell table:style-name="ce5" office:value-type="string">
            <text:p>Solo se completó el campo Digikey. Esto le impide a Kicost buscar en otros proveedores. Sería bueno colocar además el campo Manf y Manf#. Faltan códigos de RV1, RV2 y R1.</text:p>
          </table:table-cell>
          <table:table-cell/>
        </table:table-row>
        <table:table-row table:style-name="ro1">
          <table:table-cell/>
          <table:table-cell office:value-type="string">
            <text:p>Prolijidad conexiones</text:p>
          </table:table-cell>
          <table:table-cell table:style-name="ce3"/>
          <table:table-cell/>
        </table:table-row>
        <table:table-row table:style-name="ro3">
          <table:table-cell/>
          <table:table-cell office:value-type="string">
            <text:p>Referencias</text:p>
          </table:table-cell>
          <table:table-cell table:style-name="ce5" office:value-type="string">
            <text:p>Para los 5V y los 3.3 V se utilizaron etiquetas globales. Existen etiquetas especiales de alimentación en la biblioteca power. Utilizar los símbolos correspondientes. Los cristales estan referenciados con U y deberían ser X.</text:p>
          </table:table-cell>
          <table:table-cell/>
        </table:table-row>
        <table:table-row table:style-name="ro3">
          <table:table-cell/>
          <table:table-cell office:value-type="string">
            <text:p>Cometarios</text:p>
          </table:table-cell>
          <table:table-cell table:style-name="ce5" office:value-type="string">
            <text:p>El circuito de teclado dibujado con un bus queda muy poco claro e intuitivo. Ver imagen adjunta de como se resuleven este tipo de circuitos en un esquemático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Cuidado: Pareciera que la alimentación del micro no esta conectada. Ver hoja MCU y pines VDD(3.3V) y VDDA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No utilizar etiquetas locales innecesariamente. Conectar XTAL1, XTAL2, RTC1 y RTC2 ya que es simple hacerlo y el circuito queda más claro.</text:p>
          </table:table-cell>
          <table:table-cell/>
        </table:table-row>
        <table:table-row table:style-name="ro1">
          <table:table-cell/>
          <table:table-cell office:value-type="string">
            <text:p>ERC</text:p>
          </table:table-cell>
          <table:table-cell office:value-type="string">
            <text:p>Quitar errores del ERC. Problemas varios con propiedades y alimentaciones.</text:p>
          </table:table-cell>
          <table:table-cell/>
        </table:table-row>
        <table:table-row table:style-name="ro1">
          <table:table-cell table:style-name="ce1" office:value-type="string">
            <text:p>Asociación</text:p>
          </table:table-cell>
          <table:table-cell office:value-type="string">
            <text:p>Configuración bibliotecas</text:p>
          </table:table-cell>
          <table:table-cell office:value-type="string">
            <text:p>Ok.</text:p>
          </table:table-cell>
          <table:table-cell/>
        </table:table-row>
        <table:table-row table:style-name="ro4">
          <table:table-cell/>
          <table:table-cell table:style-name="ce2"/>
          <table:table-cell table:style-name="ce3"/>
          <table:table-cell/>
        </table:table-row>
        <table:table-row table:style-name="ro1">
          <table:table-cell table:style-name="ce1" office:value-type="string">
            <text:p>PCB</text:p>
          </table:table-cell>
          <table:table-cell office:value-type="string">
            <text:p>Rótul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office:value-type="string">
            <text:p>Encapsulados</text:p>
          </table:table-cell>
          <table:table-cell table:style-name="ce5" office:value-type="string">
            <text:p>A modo de comentario e informativo, los módulos universales son muy buenos para el armado manual y dar opciones de componentes, pero para armado en producción pueden traer inconvenientes.</text:p>
          </table:table-cell>
          <table:table-cell/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Borde del PCB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Ancho de pistas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DRC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Rute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table:style-name="ce2"/>
          <table:table-cell office:value-type="string">
            <text:p>Las vías son de 0,6/0,4mm. Indicar con que fabricante nacional se piensa realizar el PCB y verificar que pueda realizarlas. Verificar agujeros de RV1 y RV2.</text:p>
          </table:table-cell>
          <table:table-cell office:value-type="string">
            <text:p>Rv1 y Rv2 sera colocados sobre el gabinete</text:p>
          </table:table-cell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Fiduciales</text:p>
          </table:table-cell>
          <table:table-cell office:value-type="string">
            <text:p>FALTAN. Se deberían colocar.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Serigrafía</text:p>
          </table:table-cell>
          <table:table-cell table:style-name="ce5" office:value-type="string">
            <text:p>Falta acomodar la serigrafía. por ejemplo U1 y U5 quedan ocluidos, C11, C9, etc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Falta nombre del proyecto, versión o fecha en la serigrafía.</text:p>
          </table:table-cell>
          <table:table-cell/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Dimensiones</text:p>
          </table:table-cell>
          <table:table-cell table:style-name="ce5" office:value-type="string">
            <text:p>Colocar cotas en mm para las dimensiones de la placa.</text:p>
          </table:table-cell>
          <table:table-cell/>
        </table:table-row>
        <table:table-row table:style-name="ro4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Vista 3D</text:p>
          </table:table-cell>
          <table:table-cell office:value-type="string">
            <text:p>No funciona.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5/08/2016</text:date>, <text:time>11:0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8-16T15:27:30.449235252</meta:creation-date>
    <dc:date>2016-08-25T11:06:31.83</dc:date>
    <dc:creator>Ivan Leon</dc:creator>
    <meta:editing-duration>PT3H5M19S</meta:editing-duration>
    <meta:editing-cycles>4</meta:editing-cycles>
    <meta:generator>OpenOffice/4.1.2$Win32 OpenOffice.org_project/412m3$Build-9782</meta:generator>
    <meta:document-statistic meta:table-count="1" meta:cell-count="53" meta:object-count="0"/>
  </office:meta>
</office:document-meta>
</file>